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margin-left="1.9791in" fo:margin-right="0in" fo:text-align="start" style:justify-single-word="false" fo:text-indent="0in" style:auto-text-indent="false">
        <style:tab-stops>
          <style:tab-stop style:position="-0.1043in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)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</text:p>
      <text:p text:style-name="P2">HBase is a : <text:tab/> <text:s text:c="4"/></text:p>
      <text:list xml:id="list1156137269" text:style-name="L1">
        <text:list-header>
          <text:p text:style-name="P6"><text:span text:style-name="T2">1) Open-Sourc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<text:span text:style-name="T1">Distributed</text:span></text:p>
                            </text:list-item>
                            <text:list-item>
                              <text:p text:style-name="P3"><text:span text:style-name="T1">Versioned</text:span></text:p>
                            </text:list-item>
                            <text:list-item>
                              <text:p text:style-name="P3"><text:span text:style-name="T1">Column Oriented</text:span></text:p>
                            </text:list-item>
                            <text:list-item>
                              <text:p text:style-name="P3"><text:span text:style-name="T1">Hadoop Database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"><text:span text:style-name="T1"/></text:p>
      <text:p text:style-name="P2">Use HBase when :</text:p>
      <text:list xml:id="list16101063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"><text:span text:style-name="T1">Randomn,</text:span></text:p>
                                        </text:list-item>
                                        <text:list-item>
                                          <text:p text:style-name="P4"><text:span text:style-name="T1">Real time read/write access to Big Dat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/></text:p>
      <text:p text:style-name="P2">Goal of HBase :</text:p>
      <text:list xml:id="list69514119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<text:span text:style-name="T1">Host very large tables</text:span></text:p>
                                            </text:list-item>
                                            <text:list-item>
                                              <text:p text:style-name="P5"><text:span text:style-name="T1">Billions of rows multiplied by billions of columns on clusters built with commodity hardware.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tesh </meta:initial-creator>
    <meta:creation-date>2013-06-08T18:18:06</meta:creation-date>
    <dc:date>2013-06-08T18:42:27</dc:date>
    <dc:creator>Hitesh </dc:creator>
    <meta:editing-duration>PT9M11S</meta:editing-duration>
    <meta:editing-cycles>1</meta:editing-cycles>
    <meta:document-statistic meta:table-count="0" meta:image-count="0" meta:object-count="0" meta:page-count="1" meta:paragraph-count="13" meta:word-count="55" meta:character-count="87" meta:non-whitespace-character-count="259"/>
    <meta:generator>LibreOffice/3.5$Linux_x86 LibreOffice_project/350m1$Build-202</meta:generator>
  </office:meta>
</office:document-meta>
</file>